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3.2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3.7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4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3.044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4.2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4.2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5cm" svg:height="1.25cm" svg:x="12.5cm" svg:y="1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5cm" svg:x="5cm" svg:y="3.5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5cm" svg:x="1.118cm" svg:y="6.464cm">
          <text:p text:style-name="P1">Generate GUI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5cm" svg:height="1.5cm" svg:x="8.75cm" svg:y="6.5cm">
          <text:p text:style-name="P1">Process GUI Inp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5cm" svg:x="5.25cm" svg:y="6.5cm">
          <text:p text:style-name="P1">Render GU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5cm" svg:x="19.75cm" svg:y="3.5cm">
          <text:p text:style-name="P1">Leve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1.5cm" svg:x="22.25cm" svg:y="6.5cm">
          <text:p text:style-name="P1">Level file pars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5cm" svg:x="5.75cm" svg:y="9cm">
          <text:p text:style-name="P1">Navigate GUI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.5cm" svg:x="9.75cm" svg:y="9cm">
          <text:p text:style-name="P1">Start Level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1.5cm" svg:x="14.75cm" svg:y="6.5cm">
          <text:p text:style-name="P1">Playing a Leve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1.5cm" svg:x="22.25cm" svg:y="9cm">
          <text:p text:style-name="P1">Initialise a Scen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cm" svg:height="1.5cm" svg:x="20.5cm" svg:y="11.5cm">
          <text:p text:style-name="P1">Object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.5cm" svg:x="25cm" svg:y="11.5cm">
          <text:p text:style-name="P1">Mesh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5cm" svg:x="17.75cm" svg:y="9cm">
          <text:p text:style-name="P1">Create Shader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5cm" svg:height="1.5cm" svg:x="13.434cm" svg:y="9cm">
          <text:p text:style-name="P1">Render loop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44cm" svg:height="1.5cm" svg:x="7.404cm" svg:y="11.5cm">
          <text:p text:style-name="P1">Update Play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75cm" svg:height="1.5cm" svg:x="11.25cm" svg:y="11.5cm">
          <text:p text:style-name="P1">Update Scene/Frame In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5cm" svg:x="5cm" svg:y="14cm">
          <text:p text:style-name="P1">Process User Inpu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5cm" svg:x="9.75cm" svg:y="14cm">
          <text:p text:style-name="P1">Respond to Collision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.5cm" svg:x="17.25cm" svg:y="11.5cm">
          <text:p text:style-name="P1">Render Scen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1.5cm" svg:x="14cm" svg:y="14cm">
          <text:p text:style-name="P1">Send Shader data to GPU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75cm" svg:height="1.5cm" svg:x="18.75cm" svg:y="14cm">
          <text:p text:style-name="P1">Iterate through Object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cm" svg:height="1.5cm" svg:x="18.75cm" svg:y="16.5cm">
          <text:p text:style-name="P1">Draw Individual Meshe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7cm" svg:height="1.5cm" svg:x="24cm" svg:y="14cm">
          <text:p text:style-name="P1">Wavefront.obj Parser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4.25cm" svg:y1="2.25cm" svg:x2="6.5cm" svg:y2="3.5cm">
          <text:p/>
        </draw:line>
        <draw:line draw:style-name="gr14" draw:text-style-name="P3" draw:layer="layout" svg:x1="14.25cm" svg:y1="2.25cm" svg:x2="21.5cm" svg:y2="3.5cm">
          <text:p/>
        </draw:line>
        <draw:line draw:style-name="gr14" draw:text-style-name="P3" draw:layer="layout" svg:x1="6.5cm" svg:y1="5cm" svg:x2="3cm" svg:y2="6.5cm">
          <text:p/>
        </draw:line>
        <draw:line draw:style-name="gr14" draw:text-style-name="P3" draw:layer="layout" svg:x1="6.5cm" svg:y1="5cm" svg:x2="6.75cm" svg:y2="6.5cm">
          <text:p/>
        </draw:line>
        <draw:line draw:style-name="gr14" draw:text-style-name="P3" draw:layer="layout" svg:x1="6.5cm" svg:y1="5cm" svg:x2="10.75cm" svg:y2="6.5cm">
          <text:p/>
        </draw:line>
        <draw:line draw:style-name="gr14" draw:text-style-name="P3" draw:layer="layout" svg:x1="10.75cm" svg:y1="8cm" svg:x2="7.25cm" svg:y2="9cm">
          <text:p/>
        </draw:line>
        <draw:line draw:style-name="gr14" draw:text-style-name="P3" draw:layer="layout" svg:x1="10.75cm" svg:y1="8cm" svg:x2="11.25cm" svg:y2="9cm">
          <text:p/>
        </draw:line>
        <draw:line draw:style-name="gr14" draw:text-style-name="P3" draw:layer="layout" svg:x1="21.5cm" svg:y1="5cm" svg:x2="17cm" svg:y2="6.5cm">
          <text:p/>
        </draw:line>
        <draw:line draw:style-name="gr14" draw:text-style-name="P3" draw:layer="layout" svg:x1="17cm" svg:y1="8cm" svg:x2="15.25cm" svg:y2="9cm">
          <text:p/>
        </draw:line>
        <draw:line draw:style-name="gr14" draw:text-style-name="P3" draw:layer="layout" svg:x1="24.5cm" svg:y1="8cm" svg:x2="24.5cm" svg:y2="9cm">
          <text:p/>
        </draw:line>
        <draw:line draw:style-name="gr14" draw:text-style-name="P3" draw:layer="layout" svg:x1="17cm" svg:y1="8cm" svg:x2="19.5cm" svg:y2="9cm">
          <text:p/>
        </draw:line>
        <draw:line draw:style-name="gr14" draw:text-style-name="P3" draw:layer="layout" svg:x1="24.5cm" svg:y1="10.5cm" svg:x2="22.25cm" svg:y2="11.5cm">
          <text:p/>
        </draw:line>
        <draw:line draw:style-name="gr14" draw:text-style-name="P3" draw:layer="layout" svg:x1="15.25cm" svg:y1="10.5cm" svg:x2="9.25cm" svg:y2="11.5cm">
          <text:p/>
        </draw:line>
        <draw:line draw:style-name="gr14" draw:text-style-name="P3" draw:layer="layout" svg:x1="24.5cm" svg:y1="10.5cm" svg:x2="26.5cm" svg:y2="11.5cm">
          <text:p/>
        </draw:line>
        <draw:line draw:style-name="gr14" draw:text-style-name="P3" draw:layer="layout" svg:x1="15.25cm" svg:y1="10.5cm" svg:x2="18.75cm" svg:y2="11.5cm">
          <text:p/>
        </draw:line>
        <draw:line draw:style-name="gr14" draw:text-style-name="P3" draw:layer="layout" svg:x1="9cm" svg:y1="13cm" svg:x2="7cm" svg:y2="14cm">
          <text:p/>
        </draw:line>
        <draw:line draw:style-name="gr14" draw:text-style-name="P3" draw:layer="layout" svg:x1="18.75cm" svg:y1="13cm" svg:x2="16.25cm" svg:y2="14cm">
          <text:p/>
        </draw:line>
        <draw:line draw:style-name="gr14" draw:text-style-name="P3" draw:layer="layout" svg:x1="26.5cm" svg:y1="13cm" svg:x2="26.5cm" svg:y2="13.75cm">
          <text:p/>
        </draw:line>
        <draw:line draw:style-name="gr14" draw:text-style-name="P3" draw:layer="layout" svg:x1="9cm" svg:y1="13cm" svg:x2="11.75cm" svg:y2="14cm">
          <text:p/>
        </draw:line>
        <draw:line draw:style-name="gr14" draw:text-style-name="P3" draw:layer="layout" svg:x1="18.75cm" svg:y1="13cm" svg:x2="21.25cm" svg:y2="14cm">
          <text:p/>
        </draw:line>
        <draw:line draw:style-name="gr14" draw:text-style-name="P3" draw:layer="layout" svg:x1="21.25cm" svg:y1="15.5cm" svg:x2="21.25cm" svg:y2="16.5cm">
          <text:p/>
        </draw:line>
        <draw:line draw:style-name="gr14" draw:text-style-name="P3" draw:layer="layout" svg:x1="15.25cm" svg:y1="10.5cm" svg:x2="14.25cm" svg:y2="11.5cm">
          <text:p/>
        </draw:line>
        <draw:line draw:style-name="gr14" draw:text-style-name="P3" draw:layer="layout" svg:x1="21.5cm" svg:y1="5cm" svg:x2="24.5cm" svg:y2="6.5cm">
          <text:p/>
        </draw:line>
        <draw:line draw:style-name="gr14" draw:text-style-name="P3" draw:layer="layout" svg:x1="26.5cm" svg:y1="13cm" svg:x2="26.5cm" svg:y2="14cm">
          <text:p/>
        </draw:line>
        <draw:custom-shape draw:style-name="gr13" draw:text-style-name="P2" draw:layer="layout" svg:width="4.7cm" svg:height="1.5cm" svg:x="24cm" svg:y="16.5cm">
          <text:p text:style-name="P1">Generate GL Buffer Objects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6.5cm" svg:y1="15.5cm" svg:x2="26.5cm" svg:y2="16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09:57:49.017839346</meta:creation-date>
    <dc:date>2024-03-06T10:18:13.069137682</dc:date>
    <meta:editing-duration>PT6H32M44S</meta:editing-duration>
    <meta:editing-cycles>3</meta:editing-cycles>
    <meta:generator>LibreOffice/7.6.4.1$Linux_X86_64 LibreOffice_project/60$Build-1</meta:generator>
    <meta:document-statistic meta:object-count="50"/>
  </office:meta>
</office:document-meta>
</file>